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officeooo:paragraph-rsid="06a41bbe"/>
    </style:style>
    <style:style style:name="P5" style:family="paragraph" style:parent-style-name="Text_20_body">
      <style:text-properties officeooo:paragraph-rsid="06a59172"/>
    </style:style>
    <style:style style:name="P6" style:family="paragraph" style:parent-style-name="Text_20_body">
      <style:text-properties officeooo:rsid="06a59172" officeooo:paragraph-rsid="06a59172"/>
    </style:style>
    <style:style style:name="P7" style:family="paragraph" style:parent-style-name="Heading_20_2">
      <style:paragraph-properties fo:line-height="100%"/>
      <style:text-properties officeooo:paragraph-rsid="068ef1d8"/>
    </style:style>
    <style:style style:name="P8" style:family="paragraph" style:parent-style-name="Heading_20_2">
      <style:paragraph-properties fo:line-height="100%"/>
      <style:text-properties officeooo:paragraph-rsid="06970d02"/>
    </style:style>
    <style:style style:name="P9" style:family="paragraph" style:parent-style-name="Heading_20_2">
      <style:paragraph-properties fo:line-height="100%"/>
      <style:text-properties officeooo:paragraph-rsid="0644ac50"/>
    </style:style>
    <style:style style:name="P10" style:family="paragraph" style:parent-style-name="Heading_20_2">
      <style:text-properties officeooo:paragraph-rsid="0644ac50"/>
    </style:style>
    <style:style style:name="P11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882b8e" style:font-size-asian="12pt" style:font-style-asian="italic" style:font-weight-asian="normal" style:font-name-complex="David CLM" style:font-size-complex="12pt" style:font-weight-complex="normal"/>
    </style:style>
    <style:style style:name="P12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officeooo:paragraph-rsid="06882b8e"/>
    </style:style>
    <style:style style:name="P13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officeooo:paragraph-rsid="069fa47f"/>
    </style:style>
    <style:style style:name="P1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882b8e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officeooo:paragraph-rsid="069e5da0"/>
    </style:style>
    <style:style style:name="P16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882b8e" style:font-size-asian="12pt" style:font-size-complex="12pt"/>
    </style:style>
    <style:style style:name="P17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Courier New" fo:font-size="12pt" fo:font-style="italic" fo:font-weight="normal" officeooo:rsid="05e68b71" officeooo:paragraph-rsid="06882b8e" style:font-size-asian="12pt" style:font-style-asian="italic" style:font-weight-asian="normal" style:font-name-complex="David CLM" style:font-size-complex="12pt"/>
    </style:style>
    <style:style style:name="P18" style:family="paragraph" style:parent-style-name="Text_20_body">
      <style:paragraph-properties fo:line-height="100%" fo:text-align="end" style:justify-single-word="false" style:writing-mode="rl-tb"/>
      <style:text-properties officeooo:paragraph-rsid="068ef1d8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69fa47f"/>
    </style:style>
    <style:style style:name="P20" style:family="paragraph" style:parent-style-name="Text_20_body">
      <style:paragraph-properties fo:text-align="end" style:justify-single-word="false" style:writing-mode="rl-tb"/>
      <style:text-properties officeooo:paragraph-rsid="06abb963"/>
    </style:style>
    <style:style style:name="P21" style:family="paragraph" style:parent-style-name="Text_20_body">
      <style:paragraph-properties fo:text-align="end" style:justify-single-word="false" style:writing-mode="rl-tb"/>
      <style:text-properties officeooo:paragraph-rsid="06b43344"/>
    </style:style>
    <style:style style:name="P22" style:family="paragraph" style:parent-style-name="Text_20_body">
      <style:paragraph-properties fo:text-align="end" style:justify-single-word="false" style:writing-mode="rl-tb"/>
      <style:text-properties officeooo:paragraph-rsid="06b651c2"/>
    </style:style>
    <style:style style:name="P23" style:family="paragraph" style:parent-style-name="Text_20_body">
      <style:paragraph-properties fo:text-align="end" style:justify-single-word="false" style:writing-mode="rl-tb"/>
      <style:text-properties style:font-name="Monospace" fo:font-weight="normal" officeooo:rsid="06a52ca9" officeooo:paragraph-rsid="06a52ca9" style:font-size-asian="10.5pt" style:font-weight-asian="normal" style:font-name-complex="David CLM1" style:font-weight-complex="normal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6a74f42" officeooo:paragraph-rsid="06a74f42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b43344" officeooo:paragraph-rsid="06b43344"/>
    </style:style>
    <style:style style:name="P26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c43415" officeooo:paragraph-rsid="06c43415" style:font-size-asian="12pt" style:font-style-asian="italic" style:font-weight-asian="normal" style:font-name-complex="David CLM" style:font-size-complex="12pt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6a41bbe"/>
    </style:style>
    <style:style style:name="P28" style:family="paragraph" style:parent-style-name="Text_20_body">
      <style:paragraph-properties fo:text-align="start" style:justify-single-word="false" style:writing-mode="lr-tb"/>
      <style:text-properties style:font-name="Monospace" fo:language="en" fo:country="US" fo:font-weight="normal" officeooo:rsid="06a52ca9" officeooo:paragraph-rsid="06a52ca9" style:font-size-asian="10.5pt" style:font-weight-asian="normal" style:font-name-complex="David CLM1" style:font-weight-complex="normal"/>
    </style:style>
    <style:style style:name="P29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30" style:family="paragraph" style:parent-style-name="Text_20_body" style:list-style-name="L1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abb963" officeooo:paragraph-rsid="06abb963" style:font-size-asian="12pt" style:font-style-asian="italic" style:font-weight-asian="normal" style:font-name-complex="David CLM" style:font-size-complex="12pt" style:font-weight-complex="normal"/>
    </style:style>
    <style:style style:name="P31" style:family="paragraph" style:parent-style-name="Text_20_body" style:list-style-name="L1">
      <style:paragraph-properties fo:text-align="end" style:justify-single-word="false" style:writing-mode="rl-tb"/>
      <style:text-properties officeooo:rsid="06abb963" officeooo:paragraph-rsid="06abb963"/>
    </style:style>
    <style:style style:name="P32" style:family="paragraph" style:parent-style-name="Text_20_body">
      <style:paragraph-properties fo:line-height="100%" fo:text-align="end" style:justify-single-word="false" style:writing-mode="rl-tb"/>
      <style:text-properties officeooo:paragraph-rsid="068ef1d8"/>
    </style:style>
    <style:style style:name="P33" style:family="paragraph" style:parent-style-name="Text_20_body">
      <style:paragraph-properties fo:line-height="100%" fo:text-align="end" style:justify-single-word="false" style:writing-mode="rl-tb"/>
      <style:text-properties officeooo:paragraph-rsid="06c5a8d2"/>
    </style:style>
    <style:style style:name="T1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2" style:family="text">
      <style:text-properties style:use-window-font-color="true" loext:opacity="0%" style:text-position="sub 58%" fo:language="en" fo:country="US" fo:font-style="italic" fo:font-weight="normal" officeooo:rsid="069e5da0" style:font-style-asian="italic" style:font-weight-asian="normal"/>
    </style:style>
    <style:style style:name="T3" style:family="text">
      <style:text-properties style:use-window-font-color="true" loext:opacity="0%" style:text-position="sub 58%" style:font-name="Courier New" fo:font-size="12pt" fo:language="en" fo:country="US" fo:font-style="italic" fo:font-weight="normal" officeooo:rsid="04c84b90" style:font-size-asian="12pt" style:font-style-asian="italic" style:font-weight-asian="normal" style:font-size-complex="12pt"/>
    </style:style>
    <style:style style:name="T4" style:family="text">
      <style:text-properties style:use-window-font-color="true" loext:opacity="0%" style:text-position="sub 58%" style:font-name="Courier New" fo:font-size="12pt" fo:language="en" fo:country="US" fo:font-style="italic" fo:font-weight="normal" officeooo:rsid="069e5da0" style:font-size-asian="12pt" style:font-style-asian="italic" style:font-weight-asian="normal" style:font-size-complex="12pt"/>
    </style:style>
    <style:style style:name="T5" style:family="text">
      <style:text-properties style:use-window-font-color="true" loext:opacity="0%" style:font-name="David CLM" fo:font-size="12pt" fo:font-style="italic" fo:font-weight="normal" style:font-size-asian="12pt" style:font-style-asian="italic" style:font-weight-asian="normal" style:font-name-complex="David CLM" style:font-size-complex="12pt" style:font-weight-complex="normal"/>
    </style:style>
    <style:style style:name="T6" style:family="text">
      <style:text-properties style:use-window-font-color="true" loext:opacity="0%" style:font-name="David CLM" fo:font-size="12pt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7" style:family="text">
      <style:text-properties style:use-window-font-color="true" loext:opacity="0%" style:font-name="David CLM" fo:font-size="12pt" fo:font-style="italic" fo:font-weight="normal" officeooo:rsid="06a9f959" style:font-size-asian="12pt" style:font-style-asian="italic" style:font-weight-asian="normal" style:font-name-complex="David CLM" style:font-size-complex="12pt" style:font-weight-complex="normal"/>
    </style:style>
    <style:style style:name="T8" style:family="text">
      <style:text-properties style:use-window-font-color="true" loext:opacity="0%" style:font-name="David CLM" fo:font-size="12pt" fo:font-style="italic" fo:font-weight="normal" officeooo:rsid="06abb963" style:font-size-asian="12pt" style:font-style-asian="italic" style:font-weight-asian="normal" style:font-name-complex="David CLM" style:font-size-complex="12pt" style:font-weight-complex="normal"/>
    </style:style>
    <style:style style:name="T9" style:family="text">
      <style:text-properties style:use-window-font-color="true" loext:opacity="0%" style:font-name="David CLM" fo:font-size="12pt" fo:font-style="italic" fo:font-weight="normal" officeooo:rsid="06ad630b" style:font-size-asian="12pt" style:font-style-asian="italic" style:font-weight-asian="normal" style:font-name-complex="David CLM" style:font-size-complex="12pt" style:font-weight-complex="normal"/>
    </style:style>
    <style:style style:name="T10" style:family="text">
      <style:text-properties style:use-window-font-color="true" loext:opacity="0%" style:font-name="David CLM" fo:font-size="12pt" fo:font-style="italic" fo:font-weight="normal" officeooo:rsid="065466c9" style:font-size-asian="12pt" style:font-style-asian="italic" style:font-weight-asian="normal" style:font-name-complex="David CLM" style:font-size-complex="12pt"/>
    </style:style>
    <style:style style:name="T11" style:family="text">
      <style:text-properties style:use-window-font-color="true" loext:opacity="0%" style:font-name="David CLM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12" style:family="text">
      <style:text-properties style:use-window-font-color="true" loext:opacity="0%" style:font-name="David CLM" fo:font-size="12pt" fo:font-style="italic" fo:font-weight="normal" officeooo:rsid="069fa47f" style:font-size-asian="12pt" style:font-style-asian="italic" style:font-weight-asian="normal" style:font-name-complex="David CLM" style:font-size-complex="12pt"/>
    </style:style>
    <style:style style:name="T13" style:family="text">
      <style:text-properties style:use-window-font-color="true" loext:opacity="0%" style:font-name="David CLM" fo:font-size="12pt" fo:language="en" fo:country="US" fo:font-style="italic" fo:font-weight="normal" style:font-size-asian="12pt" style:font-style-asian="italic" style:font-weight-asian="normal" style:font-name-complex="David CLM" style:font-size-complex="12pt" style:font-weight-complex="normal"/>
    </style:style>
    <style:style style:name="T14" style:family="text">
      <style:text-properties style:use-window-font-color="true" loext:opacity="0%" style:font-name="David CLM" fo:font-size="12pt" fo:language="en" fo:country="US" fo:font-style="italic" fo:font-weight="normal" officeooo:rsid="06a9048f" style:font-size-asian="12pt" style:font-style-asian="italic" style:font-weight-asian="normal" style:font-name-complex="David CLM" style:font-size-complex="12pt" style:font-weight-complex="normal"/>
    </style:style>
    <style:style style:name="T15" style:family="text">
      <style:text-properties style:use-window-font-color="true" loext:opacity="0%" fo:font-style="italic" fo:font-weight="normal" style:font-style-asian="italic" style:font-weight-asian="normal"/>
    </style:style>
    <style:style style:name="T16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17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18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19" style:family="text">
      <style:text-properties style:use-window-font-color="true" loext:opacity="0%" fo:font-style="italic" fo:font-weight="normal" officeooo:rsid="069e5da0" style:font-style-asian="italic" style:font-weight-asian="normal"/>
    </style:style>
    <style:style style:name="T20" style:family="text">
      <style:text-properties style:use-window-font-color="true" loext:opacity="0%" fo:font-style="italic" fo:font-weight="normal" officeooo:rsid="069ed4e9" style:font-style-asian="italic" style:font-weight-asian="normal"/>
    </style:style>
    <style:style style:name="T21" style:family="text">
      <style:text-properties style:use-window-font-color="true" loext:opacity="0%" style:font-name="Courier New" fo:font-size="12pt" fo:language="en" fo:country="US" fo:font-style="italic" fo:font-weight="normal" officeooo:rsid="04c84b90" style:font-size-asian="12pt" style:font-style-asian="italic" style:font-weight-asian="normal" style:font-size-complex="12pt"/>
    </style:style>
    <style:style style:name="T22" style:family="text">
      <style:text-properties style:use-window-font-color="true" loext:opacity="0%" style:font-name="Courier New" fo:font-size="12pt" fo:language="en" fo:country="US" fo:font-style="italic" fo:font-weight="normal" officeooo:rsid="069e5da0" style:font-size-asian="12pt" style:font-style-asian="italic" style:font-weight-asian="normal" style:font-size-complex="12pt"/>
    </style:style>
    <style:style style:name="T23" style:family="text">
      <style:text-properties style:use-window-font-color="true" loext:opacity="0%" style:font-name="Courier New" fo:font-size="12pt" fo:language="en" fo:country="US" fo:font-style="italic" fo:font-weight="normal" officeooo:rsid="069ed4e9" style:font-size-asian="12pt" style:font-style-asian="italic" style:font-weight-asian="normal" style:font-size-complex="12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sub 58%" fo:language="en" fo:country="US" fo:font-style="italic" fo:text-shadow="none" style:text-underline-style="none" fo:font-weight="normal" officeooo:rsid="069e5da0" style:letter-kerning="true" style:font-name-asian="DejaVu Sans" style:font-style-asian="italic" style:font-weight-asian="normal" style:font-name-complex="David CLM" style:text-emphasize="none"/>
    </style:style>
    <style:style style:name="T25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69ed4e9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6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bold" officeooo:rsid="069ed4e9" style:letter-kerning="true" style:font-name-asian="DejaVu Sans" style:font-size-asian="12pt" style:font-style-asian="italic" style:font-weight-asian="bold" style:font-name-complex="David CLM" style:font-size-complex="12pt" style:font-weight-complex="bold" style:text-emphasize="none"/>
    </style:style>
    <style:style style:name="T27" style:family="text">
      <style:text-properties style:use-window-font-color="true" loext:opacity="0%" fo:language="en" fo:country="US" fo:font-style="italic" fo:font-weight="normal" officeooo:rsid="069e5da0" style:font-style-asian="italic" style:font-weight-asian="normal"/>
    </style:style>
    <style:style style:name="T28" style:family="text">
      <style:text-properties style:use-window-font-color="true" loext:opacity="0%" fo:language="en" fo:country="US" fo:font-style="italic" fo:font-weight="normal" officeooo:rsid="05db2356" style:font-style-asian="italic" style:font-weight-asian="normal"/>
    </style:style>
    <style:style style:name="T29" style:family="text">
      <style:text-properties style:use-window-font-color="true" loext:opacity="0%" fo:language="en" fo:country="US" fo:font-style="italic" fo:font-weight="normal" officeooo:rsid="04c84b90" style:font-style-asian="italic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David CLM" officeooo:rsid="060c388b" style:font-name-complex="David CLM"/>
    </style:style>
    <style:style style:name="T32" style:family="text">
      <style:text-properties style:font-name="David CLM" officeooo:rsid="06291857" style:font-name-complex="David CLM"/>
    </style:style>
    <style:style style:name="T33" style:family="text">
      <style:text-properties style:font-name="David CLM" officeooo:rsid="05db2356" style:font-name-complex="David CLM"/>
    </style:style>
    <style:style style:name="T34" style:family="text">
      <style:text-properties style:font-name="David CLM" officeooo:rsid="05735d0c" style:font-name-complex="David CLM"/>
    </style:style>
    <style:style style:name="T35" style:family="text">
      <style:text-properties style:font-name="David CLM" officeooo:rsid="06a3cde9" style:font-name-complex="David CLM"/>
    </style:style>
    <style:style style:name="T36" style:family="text">
      <style:text-properties officeooo:rsid="06298aed"/>
    </style:style>
    <style:style style:name="T37" style:family="text">
      <style:text-properties officeooo:rsid="0636ac3f"/>
    </style:style>
    <style:style style:name="T38" style:family="text">
      <style:text-properties style:font-name="Monospace" officeooo:rsid="069057c8" style:font-size-asian="10.5pt" style:font-name-complex="David CLM1" style:font-weight-complex="normal"/>
    </style:style>
    <style:style style:name="T39" style:family="text">
      <style:text-properties style:font-name="Monospace" officeooo:rsid="069cadc5" style:font-size-asian="10.5pt" style:font-name-complex="David CLM1" style:font-weight-complex="normal"/>
    </style:style>
    <style:style style:name="T40" style:family="text">
      <style:text-properties style:font-name="Monospace" officeooo:rsid="069fa47f" style:font-size-asian="10.5pt" style:font-name-complex="David CLM1" style:font-weight-complex="normal"/>
    </style:style>
    <style:style style:name="T41" style:family="text">
      <style:text-properties style:font-name="Monospace" officeooo:rsid="06a59172" style:font-size-asian="10.5pt" style:font-name-complex="David CLM1" style:font-weight-complex="normal"/>
    </style:style>
    <style:style style:name="T42" style:family="text">
      <style:text-properties style:font-name="Monospace" officeooo:rsid="06af3382" style:font-size-asian="10.5pt" style:font-name-complex="David CLM1" style:font-weight-complex="normal"/>
    </style:style>
    <style:style style:name="T43" style:family="text">
      <style:text-properties style:font-name="Monospace" officeooo:rsid="06b651c2" style:font-size-asian="10.5pt" style:font-name-complex="David CLM1" style:font-weight-complex="normal"/>
    </style:style>
    <style:style style:name="T44" style:family="text">
      <style:text-properties style:font-name="Monospace" officeooo:rsid="06c5a8d2" style:font-size-asian="10.5pt" style:font-name-complex="David CLM1" style:font-weight-complex="normal"/>
    </style:style>
    <style:style style:name="T45" style:family="text">
      <style:text-properties style:font-name="Monospace" fo:font-weight="bold" officeooo:rsid="069057c8" style:font-size-asian="10.5pt" style:font-weight-asian="bold" style:font-name-complex="David CLM1" style:font-weight-complex="bold"/>
    </style:style>
    <style:style style:name="T46" style:family="text">
      <style:text-properties style:font-name="Monospace" fo:font-weight="normal" officeooo:rsid="069057c8" style:font-size-asian="10.5pt" style:font-weight-asian="normal" style:font-name-complex="David CLM1" style:font-weight-complex="normal"/>
    </style:style>
    <style:style style:name="T47" style:family="text">
      <style:text-properties style:font-name="Monospace" fo:font-weight="normal" officeooo:rsid="06a41bbe" style:font-size-asian="10.5pt" style:font-weight-asian="normal" style:font-name-complex="David CLM1" style:font-weight-complex="normal"/>
    </style:style>
    <style:style style:name="T48" style:family="text">
      <style:text-properties style:font-name="Monospace" fo:font-weight="normal" officeooo:rsid="06a59172" style:font-size-asian="10.5pt" style:font-weight-asian="normal" style:font-name-complex="David CLM1" style:font-weight-complex="normal"/>
    </style:style>
    <style:style style:name="T49" style:family="text">
      <style:text-properties style:font-name="Monospace" fo:font-weight="normal" officeooo:rsid="06b651c2" style:font-size-asian="10.5pt" style:font-weight-asian="normal" style:font-name-complex="David CLM1" style:font-weight-complex="normal"/>
    </style:style>
    <style:style style:name="T50" style:family="text">
      <style:text-properties style:font-name="Monospace" fo:language="en" fo:country="US" officeooo:rsid="069fa47f" style:font-size-asian="10.5pt" style:font-name-complex="David CLM1" style:font-weight-complex="normal"/>
    </style:style>
    <style:style style:name="T51" style:family="text">
      <style:text-properties style:font-name="Monospace" fo:language="en" fo:country="US" officeooo:rsid="06a0e55f" style:font-size-asian="10.5pt" style:font-name-complex="David CLM1" style:font-weight-complex="normal"/>
    </style:style>
    <style:style style:name="T52" style:family="text">
      <style:text-properties style:font-name="Monospace" fo:language="en" fo:country="US" officeooo:rsid="06a41bbe" style:font-size-asian="10.5pt" style:font-name-complex="David CLM1" style:font-weight-complex="normal"/>
    </style:style>
    <style:style style:name="T53" style:family="text">
      <style:text-properties style:font-name="Monospace" fo:language="en" fo:country="US" officeooo:rsid="06a52ca9" style:font-size-asian="10.5pt" style:font-name-complex="David CLM1" style:font-weight-complex="normal"/>
    </style:style>
    <style:style style:name="T54" style:family="text">
      <style:text-properties style:font-name="Monospace" fo:language="en" fo:country="US" officeooo:rsid="06a59172" style:font-size-asian="10.5pt" style:font-name-complex="David CLM1" style:font-weight-complex="normal"/>
    </style:style>
    <style:style style:name="T55" style:family="text">
      <style:text-properties style:font-name="Monospace" fo:language="en" fo:country="US" officeooo:rsid="06af3382" style:font-size-asian="10.5pt" style:font-name-complex="David CLM1" style:font-weight-complex="normal"/>
    </style:style>
    <style:style style:name="T56" style:family="text">
      <style:text-properties style:font-name="Monospace" fo:language="en" fo:country="US" officeooo:rsid="06b38449" style:font-size-asian="10.5pt" style:font-name-complex="David CLM1" style:font-weight-complex="normal"/>
    </style:style>
    <style:style style:name="T57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8" style:family="text">
      <style:text-properties fo:color="#000000" loext:opacity="100%" style:font-name="David CLM" fo:font-size="12pt" fo:font-style="normal" fo:font-weight="normal" officeooo:rsid="064c8bb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9" style:family="text">
      <style:text-properties fo:color="#000000" loext:opacity="100%" style:font-name="David CLM" fo:font-size="12pt" fo:font-style="normal" fo:font-weight="normal" officeooo:rsid="06882b8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0" style:family="text">
      <style:text-properties fo:color="#000000" loext:opacity="100%" style:font-name="David CLM" fo:font-size="12pt" fo:font-style="normal" fo:font-weight="normal" officeooo:rsid="068ef1d8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1" style:family="text">
      <style:text-properties fo:color="#000000" loext:opacity="100%" style:font-name="David CLM" fo:font-size="12pt" fo:font-style="normal" fo:font-weight="normal" officeooo:rsid="06982b33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2" style:family="text">
      <style:text-properties fo:color="#000000" loext:opacity="100%" style:font-name="David CLM" fo:font-size="12pt" fo:font-style="normal" fo:font-weight="normal" officeooo:rsid="06a74f4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3" style:family="text">
      <style:text-properties fo:color="#000000" loext:opacity="100%" style:font-name="David CLM" fo:font-size="12pt" fo:font-style="normal" fo:font-weight="normal" officeooo:rsid="06abad3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4" style:family="text">
      <style:text-properties officeooo:rsid="06226adb"/>
    </style:style>
    <style:style style:name="T65" style:family="text">
      <style:text-properties officeooo:rsid="069057c8"/>
    </style:style>
    <style:style style:name="T66" style:family="text">
      <style:text-properties officeooo:rsid="069cadc5"/>
    </style:style>
    <style:style style:name="T67" style:family="text">
      <style:text-properties fo:language="en" fo:country="US" officeooo:rsid="069fa47f"/>
    </style:style>
    <style:style style:name="T68" style:family="text">
      <style:text-properties fo:language="en" fo:country="US" officeooo:rsid="06a41bbe"/>
    </style:style>
    <style:style style:name="T69" style:family="text">
      <style:text-properties fo:language="en" fo:country="US" fo:font-weight="bold" officeooo:rsid="06a41bbe" style:font-weight-asian="bold" style:font-weight-complex="bold"/>
    </style:style>
    <style:style style:name="T70" style:family="text">
      <style:text-properties fo:language="en" fo:country="US" fo:font-weight="bold" officeooo:rsid="06a59172" style:font-weight-asian="bold" style:font-weight-complex="bold"/>
    </style:style>
    <style:style style:name="T71" style:family="text">
      <style:text-properties fo:language="en" fo:country="US" officeooo:rsid="06a3cde9"/>
    </style:style>
    <style:style style:name="T72" style:family="text">
      <style:text-properties officeooo:rsid="069fa47f"/>
    </style:style>
    <style:style style:name="T73" style:family="text">
      <style:text-properties officeooo:rsid="06a3cde9"/>
    </style:style>
    <style:style style:name="T74" style:family="text">
      <style:text-properties style:text-position="sub 58%"/>
    </style:style>
    <style:style style:name="T75" style:family="text">
      <style:text-properties style:text-position="sub 58%" fo:language="en" fo:country="US" fo:font-weight="bold" officeooo:rsid="06a41bbe" style:font-weight-asian="bold" style:font-weight-complex="bold"/>
    </style:style>
    <style:style style:name="T76" style:family="text">
      <style:text-properties style:text-position="sub 58%" fo:language="en" fo:country="US" officeooo:rsid="06a41bbe"/>
    </style:style>
    <style:style style:name="T77" style:family="text">
      <style:text-properties style:text-position="sub 58%" fo:language="en" fo:country="US" officeooo:rsid="06a3cde9"/>
    </style:style>
    <style:style style:name="T78" style:family="text">
      <style:text-properties style:text-position="sub 58%" style:font-name="Monospace" fo:language="en" fo:country="US" officeooo:rsid="06a59172" style:font-size-asian="10.5pt" style:font-name-complex="David CLM1" style:font-weight-complex="normal"/>
    </style:style>
    <style:style style:name="T79" style:family="text">
      <style:text-properties style:text-position="sub 58%" style:font-name="Monospace" fo:language="en" fo:country="US" officeooo:rsid="06af3382" style:font-size-asian="10.5pt" style:font-name-complex="David CLM1" style:font-weight-complex="normal"/>
    </style:style>
    <style:style style:name="T80" style:family="text">
      <style:text-properties style:text-position="0% 100%"/>
    </style:style>
    <style:style style:name="T81" style:family="text">
      <style:text-properties style:text-position="0% 100%" style:font-name="Monospace" fo:language="en" fo:country="US" style:font-size-asian="10.5pt" style:font-name-complex="David CLM1" style:font-weight-complex="normal"/>
    </style:style>
    <style:style style:name="T82" style:family="text">
      <style:text-properties style:text-position="0% 100%" style:font-name="Monospace" fo:language="en" fo:country="US" officeooo:rsid="06a59172" style:font-size-asian="10.5pt" style:font-name-complex="David CLM1" style:font-weight-complex="normal"/>
    </style:style>
    <style:style style:name="T83" style:family="text">
      <style:text-properties style:text-position="0% 100%" style:font-name="Monospace" fo:language="en" fo:country="US" officeooo:rsid="06af3382" style:font-size-asian="10.5pt" style:font-name-complex="David CLM1" style:font-weight-complex="normal"/>
    </style:style>
    <style:style style:name="T84" style:family="text">
      <style:text-properties style:text-position="0% 100%" style:font-name="Monospace" fo:language="en" fo:country="US" officeooo:rsid="06abb963" style:font-size-asian="10.5pt" style:font-name-complex="David CLM1" style:font-weight-complex="normal"/>
    </style:style>
    <style:style style:name="T85" style:family="text">
      <style:text-properties style:text-position="0% 100%" style:font-name="Monospace" fo:language="en" fo:country="US" officeooo:rsid="06b0808b" style:font-size-asian="10.5pt" style:font-name-complex="David CLM1" style:font-weight-complex="normal"/>
    </style:style>
    <style:style style:name="T86" style:family="text">
      <style:text-properties style:text-position="0% 100%" style:font-name="Monospace" fo:language="en" fo:country="US" officeooo:rsid="06b1bc5e" style:font-size-asian="10.5pt" style:font-name-complex="David CLM1" style:font-weight-complex="normal"/>
    </style:style>
    <style:style style:name="T87" style:family="text">
      <style:text-properties style:text-position="0% 100%" style:font-name="Monospace" fo:language="en" fo:country="US" officeooo:rsid="06b38449" style:font-size-asian="10.5pt" style:font-name-complex="David CLM1" style:font-weight-complex="normal"/>
    </style:style>
    <style:style style:name="T88" style:family="text">
      <style:text-properties style:text-position="0% 100%" style:font-name="Monospace" fo:language="en" fo:country="US" officeooo:rsid="06b43344" style:font-size-asian="10.5pt" style:font-name-complex="David CLM1" style:font-weight-complex="normal"/>
    </style:style>
    <style:style style:name="T89" style:family="text">
      <style:text-properties style:text-position="0% 100%" style:font-name="Monospace" fo:language="en" fo:country="US" officeooo:rsid="06be45b7" style:font-size-asian="10.5pt" style:font-name-complex="David CLM1" style:font-weight-complex="normal"/>
    </style:style>
    <style:style style:name="T90" style:family="text">
      <style:text-properties style:text-position="0% 100%" style:font-name="Monospace" fo:language="en" fo:country="US" fo:font-weight="normal" officeooo:rsid="06af3382" style:font-size-asian="10.5pt" style:font-weight-asian="normal" style:font-name-complex="David CLM1" style:font-weight-complex="normal"/>
    </style:style>
    <style:style style:name="T91" style:family="text">
      <style:text-properties style:text-position="0% 100%" style:font-name="Monospace" fo:language="en" fo:country="US" fo:font-weight="normal" officeooo:rsid="06b1bc5e" style:font-size-asian="10.5pt" style:font-weight-asian="normal" style:font-name-complex="David CLM1" style:font-weight-complex="normal"/>
    </style:style>
    <style:style style:name="T92" style:family="text">
      <style:text-properties style:text-position="0% 100%" officeooo:rsid="06baaeb2"/>
    </style:style>
    <style:style style:name="T93" style:family="text">
      <style:text-properties officeooo:rsid="06baaeb2"/>
    </style:style>
    <style:style style:name="T94" style:family="text">
      <style:text-properties officeooo:rsid="06c5a8d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מטלה - חלוקה <text:span text:style-name="T36">הוגנת ו</text:span>יעילה <text:span text:style-name="T66">(ב)</text:span></text:h>
      <text:p text:style-name="P3">יש לענות על שאלה אחת לבחירתכם. <text:span text:style-name="T37">שאלות המסומנות בכוכבית (*) מזכות בניקוד כפול.</text:span></text:p>
      <text:p text:style-name="P7"><text:span text:style-name="T34">* שאלה </text:span><text:span text:style-name="T60">1</text:span><text:span text:style-name="T32">: </text:span><text:span text:style-name="T60">אסטרטגיה בבעיות חלוקת משאבים</text:span></text:p>
      <text:p text:style-name="P18"><text:span text:style-name="T38">תזכורת ממטלה 1: </text:span><text:span text:style-name="T45">התחכמות</text:span><text:span text:style-name="T46"> (מניפולציה) </text:span><text:span text:style-name="T38">היא דיווח (ע"י שחקן כלשהו) על ערכים שונים מהערכים האמיתיים, על-מנת להשיג תוצאה טובה יותר. </text:span><text:span text:style-name="T45">התחכמות בטוחה</text:span><text:span text:style-name="T38"> היא התחכמות שאף פעם לא גורמת לשחקן להפסיד.</text:span></text:p>
      <text:p text:style-name="P18"><text:span text:style-name="T44">א. </text:span><text:span text:style-name="T39">הוכיחו או הפריכו: </text:span><text:span text:style-name="T65">בחלוקת משאבים יעילה-</text:span><text:span text:style-name="T39">נאש, </text:span><text:span text:style-name="T44">כשיש רק משאב אחד</text:span><text:span text:style-name="T65">, קיימת התחכמות בטוחה.</text:span></text:p>
      <text:p text:style-name="P33"><text:span text:style-name="T44">ב. </text:span><text:span text:style-name="T39">הוכיחו או הפריכו: </text:span><text:span text:style-name="T65">בחלוקת משאבים יעילה-</text:span><text:span text:style-name="T39">נאש, </text:span><text:span text:style-name="T44">כשיש שני משאבים</text:span><text:span text:style-name="T65">, קיימת התחכמות בטוחה.</text:span></text:p>
      <text:p text:style-name="P33"/>
      <text:p text:style-name="P7"><text:span text:style-name="T34">שאלה </text:span><text:span text:style-name="T59">2</text:span><text:span text:style-name="T32">: מיקסום סכום הערכים תחת אילוצי </text:span><text:span text:style-name="T58">הוגנות</text:span></text:p>
      <text:p text:style-name="P19"><text:span text:style-name="T72">אחת ההצעות של</text:span><text:span text:style-name="T67"> </text:span><text:span text:style-name="T50">GPT</text:span><text:span text:style-name="T67"> </text:span><text:span text:style-name="T50">לחישוב </text:span><text:span text:style-name="T67">חלוקה יעילה-פארטו וללא קנאה (</text:span><text:span text:style-name="T51">בפתרונות למטלה הקודמת</text:span><text:span text:style-name="T67">) היא, למקסם את סכום הערכים תחת האילוץ שהחלוקה ללא קנאה. </text:span><text:span text:style-name="T40">כלומר לפתור את </text:span><text:span text:style-name="T64">בעיית </text:span><text:span text:style-name="T40">המיטוב הבאה:</text:span></text:p>
      <text:p text:style-name="P16"><text:span text:style-name="T16">Maximize <text:s text:c="2"/>V</text:span><text:span text:style-name="T1">1</text:span><text:span text:style-name="T16">(X</text:span><text:span text:style-name="T1">1</text:span><text:span text:style-name="T16">)</text:span><text:span text:style-name="T17"> <text:s/></text:span><text:span text:style-name="T16">+ <text:s/>..</text:span><text:span text:style-name="T19"> </text:span><text:span text:style-name="T27"><text:s text:c="2"/>+ </text:span><text:span text:style-name="T28"><text:s/></text:span><text:span text:style-name="T16">V</text:span><text:span text:style-name="T24">n</text:span><text:span text:style-name="T16">(</text:span><text:span text:style-name="T29">X</text:span><text:span text:style-name="T2">n</text:span><text:span text:style-name="T16">)</text:span></text:p>
      <text:p text:style-name="P15"><text:span text:style-name="T21">S</text:span><text:span text:style-name="T22">uch that (</text:span><text:span text:style-name="T21">X</text:span><text:span text:style-name="T3">1</text:span><text:span text:style-name="T22">, .. ,</text:span><text:span text:style-name="T21">X</text:span><text:span text:style-name="T4">n</text:span><text:span text:style-name="T21">) </text:span><text:span text:style-name="T23">is an envy-free allocation</text:span></text:p>
      <text:p text:style-name="P17"/>
      <text:p text:style-name="P13"><text:span text:style-name="T10">נ</text:span><text:span text:style-name="T12">שמע הגיוני, לא? אבל בדרך-כלל זה לא עובד.</text:span></text:p>
      <text:p text:style-name="P12"><text:span text:style-name="T11">א. </text:span><text:span text:style-name="T25">הראו דוגמה עם שלושה שחקנים, שבה החלוקה המתקבלת </text:span><text:span text:style-name="T26">אינה </text:span><text:span text:style-name="T25">יעילה פארטו. </text:span></text:p>
      <text:p text:style-name="P14"><text:span text:style-name="T18">ב</text:span><text:span text:style-name="T15">. הוכיחו, </text:span><text:span text:style-name="T20">שאם יש רק שני שחקנים, החלוקה המתקבלת יעילה פארטו.</text:span></text:p>
      <text:p text:style-name="P11"/>
      <text:p text:style-name="P8"><text:span text:style-name="T34">שאלה </text:span><text:span text:style-name="T61">3</text:span><text:span text:style-name="T33">: </text:span><text:span text:style-name="T35">חלוקה הוגנת ויעילה עם זכויות שונות</text:span></text:p>
      <text:p text:style-name="P4"><text:span text:style-name="T73">נתונים </text:span><text:span text:style-name="T71">n </text:span><text:span text:style-name="T52">שותפים בחברה מסויימת, שיש להם </text:span><text:span text:style-name="T71">זכויות שונות </text:span><text:span text:style-name="T68">בחברה</text:span><text:span text:style-name="T71">: לכל שחקן i יש </text:span><text:span text:style-name="T53">w</text:span><text:span text:style-name="T77">i</text:span><text:span text:style-name="T71"> מניות. </text:span></text:p>
      <text:p text:style-name="P4"><text:span text:style-name="T68">חלוקה לשחקנים עם זכויות שונות נקראת </text:span><text:span text:style-name="T69">ללא קנאה </text:span><text:span text:style-name="T70">ממושקלת</text:span><text:span text:style-name="T68"> אם לכל שני שחקנים i,j:</text:span></text:p>
      <text:p text:style-name="P27"><text:span text:style-name="T68">V</text:span><text:span text:style-name="T75">i</text:span><text:span text:style-name="T68">(X</text:span><text:span text:style-name="T76">i</text:span><text:span text:style-name="T68">)/</text:span><text:span text:style-name="T53">w</text:span><text:span text:style-name="T76">i</text:span><text:span text:style-name="T68"> ≥ V</text:span><text:span text:style-name="T76">i</text:span><text:span text:style-name="T68">(X</text:span><text:span text:style-name="T76">j</text:span><text:span text:style-name="T68">)/</text:span><text:span text:style-name="T53">w</text:span><text:span text:style-name="T76">j</text:span></text:p>
      <text:p text:style-name="P22"><text:span text:style-name="T47">כלומר: כל שחקן בודק </text:span><text:span text:style-name="T49">כמה יחידות-ערך הוא קיבל לכל יחידת-מניה, ומשווה </text:span><text:span text:style-name="T43">לאותה מנה (יחידת-ערך ליחידת-מניה) אצל האחרים.</text:span></text:p>
      <text:p text:style-name="P23"><text:span text:style-name="T30">סכום הלוגריתמים הממושקל</text:span> הוא הפונקציה הבאה:</text:p>
      <text:p text:style-name="P28">sum<text:span text:style-name="T74">j=1..n</text:span> <text:span text:style-name="T93">(</text:span>w<text:span text:style-name="T74">j</text:span><text:span text:style-name="T80"> * log(V</text:span><text:span text:style-name="T74">j</text:span><text:span text:style-name="T80">(X</text:span><text:span text:style-name="T74">j</text:span><text:span text:style-name="T80">))</text:span><text:span text:style-name="T92">)</text:span><text:span text:style-name="T80">.</text:span></text:p>
      <text:p text:style-name="P5"><text:span text:style-name="T48">הוכיחו</text:span><text:span text:style-name="T41">: החלוקה הממקסמת את סכום הלוגריתמים הממושקל עם משקלים </text:span><text:span text:style-name="T54">w</text:span><text:span text:style-name="T78">1</text:span><text:span text:style-name="T82">,..,w</text:span><text:span text:style-name="T78">n <text:s text:c="2"/></text:span><text:span text:style-name="T82">היא יעילה-פארטו וללא קנאה ממושקלת.</text:span></text:p>
      <text:p text:style-name="P6"><text:span text:style-name="T82">ה</text:span><text:span text:style-name="T81">דרכה: הכלילו את ההוכחה שנלמדה בשיעור לגבי משקלים שוים.</text:span></text:p>
      <text:p text:style-name="P10"><text:soft-page-break/><text:span text:style-name="T34">* שאלה </text:span><text:span text:style-name="T57">4</text:span><text:span text:style-name="T31">: </text:span><text:span text:style-name="T63">שיווי-משקל תחרותי עם תקציבים שונים</text:span></text:p>
      <text:p text:style-name="P21"><text:span text:style-name="T42">נתונים</text:span><text:span text:style-name="T55"> n שחקנים עם תקציבים </text:span><text:span text:style-name="T56">b</text:span><text:span text:style-name="T79">1</text:span><text:span text:style-name="T83">,...,</text:span><text:span text:style-name="T87">b</text:span><text:span text:style-name="T79">n</text:span><text:span text:style-name="T83">.</text:span><text:span text:style-name="T84"> </text:span></text:p>
      <text:p text:style-name="P21"><text:span text:style-name="T88">א. </text:span><text:span text:style-name="T83">הוכיחו: </text:span><text:span text:style-name="T85">כל שיווי-משקל תחרותי הוא ללא-קנאה-ממושקלת </text:span><text:span text:style-name="T86">[ראו הגדרה בשאלה 3] <text:line-break/>עם משקלים </text:span><text:span text:style-name="T83"><text:s/></text:span><text:span text:style-name="T87">b</text:span><text:span text:style-name="T79">1</text:span><text:span text:style-name="T83">,...,</text:span><text:span text:style-name="T87">b</text:span><text:span text:style-name="T79">n</text:span><text:span text:style-name="T83">. </text:span><text:span text:style-name="T79"><text:s/></text:span></text:p>
      <text:p text:style-name="P21"><text:span text:style-name="T86">ב. </text:span><text:span text:style-name="T88">הוכיחו: </text:span><text:span text:style-name="T83">אם חלוקה X ממקסמת סכום </text:span><text:span text:style-name="T88">לוגריתמים ממושקל </text:span><text:span text:style-name="T86">עם משקלים </text:span><text:span text:style-name="T83"><text:s/></text:span><text:span text:style-name="T87">b</text:span><text:span text:style-name="T79">1</text:span><text:span text:style-name="T83">,...,</text:span><text:span text:style-name="T87">b</text:span><text:span text:style-name="T79">n</text:span><text:span text:style-name="T83">, </text:span><text:span text:style-name="T88">אז קיים תימחור p </text:span><text:span text:style-name="T83">כך שהזוג (X, p) הוא שיווי משקל תחרותי חסכוני עם תקציבים </text:span><text:span text:style-name="T88">שונים - </text:span><text:span text:style-name="T87">b</text:span><text:span text:style-name="T79">1</text:span><text:span text:style-name="T83">,...,</text:span><text:span text:style-name="T87">b</text:span><text:span text:style-name="T79">n</text:span><text:span text:style-name="T83">. </text:span><text:span text:style-name="T79"><text:s/></text:span></text:p>
      <text:p text:style-name="P25"><text:span text:style-name="T90">ה</text:span><text:span text:style-name="T91">דרכה</text:span><text:span text:style-name="T86">: הכלילו את ההוכח</text:span><text:span text:style-name="T89">ות</text:span><text:span text:style-name="T86"> שבמצגת.</text:span></text:p>
      <text:p text:style-name="P9"><text:span text:style-name="T34">* שאלה </text:span><text:span text:style-name="T57">5</text:span><text:span text:style-name="T32">: </text:span><text:span text:style-name="T62">חישוב שיווי-משקל תחרותי בפייתון ובבינה מלאכותית</text:span></text:p>
      <text:p text:style-name="P24"><text:span text:style-name="T6">א. </text:span><text:span text:style-name="T5">כתבו קוד בפייתון המחשב שיווי-משקל תחרותי בבעיית חלוקה כלשהי של </text:span><text:span text:style-name="T13">m משאבים ו-n שחקנים.</text:span></text:p>
      <text:p text:style-name="P24"><text:span text:style-name="T13">הדרכה: היעזרו בהוכחת המשפט </text:span><text:span text:style-name="T14">בשקפים האחרונים במצגת (תחת הכותרת "שיווי משקל – חישוב").</text:span></text:p>
      <text:p text:style-name="P20"><text:span text:style-name="T6">ב. </text:span><text:span text:style-name="T7">הריצו את הקוד שלכם על מספר דוגמאות מעניינות. במקביל, תנו את הדוגמאות הללו לכלי ב"מ כלשהו לבחירתכם, </text:span><text:span text:style-name="T9">בקשו ממנו לחשב שיווי-משקל תחרותי, </text:span><text:span text:style-name="T7">והשוו את התוצאות. </text:span></text:p>
      <text:list xml:id="list3365716564" text:style-name="L1">
        <text:list-item>
          <text:p text:style-name="P30">האם הוא משתמש באלגוריתם דומה או שונה?</text:p>
        </text:list-item>
        <text:list-item>
          <text:p text:style-name="P31"><text:span text:style-name="T8">ה</text:span><text:span text:style-name="T5">אם התוצאות שלו נכונות?</text:span></text:p>
        </text:list-item>
      </text:list>
      <text:p text:style-name="P26">צרפו קישור-שיתוף לשיחה (אם אי אפשר, צרפו את קובץ השיחה).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parent-style-name="Standard" style:default-outline-level="">
      <loext:graphic-properties draw:fill="solid" draw:fill-color="#fbe4d5"/>
      <style:paragraph-properties fo:margin-top="0in" fo:margin-bottom="0.1in" style:contextual-spacing="false" fo:background-color="#fbe4d5" fo:padding="0.0138in" fo:border="0.51pt dotted #000000" style:shadow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3-30T22:34:22.695000000</dc:date>
    <meta:editing-duration>P11DT22H56M37S</meta:editing-duration>
    <meta:editing-cycles>1553</meta:editing-cycles>
    <meta:document-statistic meta:table-count="0" meta:image-count="0" meta:object-count="0" meta:page-count="2" meta:paragraph-count="36" meta:word-count="412" meta:character-count="2416" meta:non-whitespace-character-count="2021"/>
  </office:meta>
</office:document-meta>
</file>